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Envision Roman" svg:font-family="'Envision Roman'" style:font-family-generic="swiss" style:font-pitch="variable"/>
    <style:font-face style:name="Envision Roman1" svg:font-family="'Envision Roman'" style:font-family-generic="roman" style:font-pitch="variable"/>
    <style:font-face style:name="Goudy Old Style" svg:font-family="'Goudy Old Style'" style:font-adornments="Bold" style:font-family-generic="roman" style:font-pitch="variable"/>
    <style:font-face style:name="Liberation Sans" svg:font-family="'Liberation Sans'" style:font-family-generic="roman" style:font-pitch="variable"/>
    <style:font-face style:name="Mercury Text G2 Bold" svg:font-family="'Mercury Text G2 Bold'" style:font-adornments="Bold" style:font-family-generic="modern" style:font-pitch="variable"/>
    <style:font-face style:name="Mercury Text G2 Semibold" svg:font-family="'Mercury Text G2 Semibold'" style:font-adornments="Semibold" style:font-family-generic="modern" style:font-pitch="variable"/>
    <style:font-face style:name="Mercury Text G2 Semibold1" svg:font-family="'Mercury Text G2 Semibold'" style:font-adornments="Semibold Italic" style:font-family-generic="modern" style:font-pitch="variable"/>
    <style:font-face style:name="Microsoft YaHei" svg:font-family="'Microsoft YaHei'" style:font-family-generic="system" style:font-pitch="variable"/>
    <style:font-face style:name="Modern Antiqua" svg:font-family="'Modern Antiqua'" style:font-family-generic="roman" style:font-pitch="variable"/>
    <style:font-face style:name="Modern Antiqua1" svg:font-family="'Modern Antiqua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adornments="Regular" style:font-charset="x-symbol"/>
    <style:font-face style:name="OpenSymbol2" svg:font-family="OpenSymbol" style:font-family-generic="system" style:font-pitch="variable"/>
    <style:font-face style:name="Spectral" svg:font-family="Spectral" style:font-family-generic="roman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3.6875in" fo:margin-left="0in" table:align="left" style:may-break-between-rows="true" style:writing-mode="lr-tb" table:border-model="collapsing"/>
    </style:style>
    <style:style style:name="Table1.A" style:family="table-column">
      <style:table-column-properties style:column-width="0.5194in"/>
    </style:style>
    <style:style style:name="Table1.B" style:family="table-column">
      <style:table-column-properties style:column-width="0.4424in"/>
    </style:style>
    <style:style style:name="Table1.D" style:family="table-column">
      <style:table-column-properties style:column-width="0.4153in"/>
    </style:style>
    <style:style style:name="Table1.E" style:family="table-column">
      <style:table-column-properties style:column-width="0.2806in"/>
    </style:style>
    <style:style style:name="Table1.F" style:family="table-column">
      <style:table-column-properties style:column-width="0.5507in"/>
    </style:style>
    <style:style style:name="Table1.G" style:family="table-column">
      <style:table-column-properties style:column-width="0.5681in"/>
    </style:style>
    <style:style style:name="Table1.H" style:family="table-column">
      <style:table-column-properties style:column-width="0.4688in"/>
    </style:style>
    <style:style style:name="Table1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H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H4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D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" style:family="table">
      <style:table-properties style:width="3.6875in" fo:margin-left="0in" table:align="left" style:may-break-between-rows="true" style:writing-mode="lr-tb" table:border-model="collapsing"/>
    </style:style>
    <style:style style:name="Table2.A" style:family="table-column">
      <style:table-column-properties style:column-width="0.5194in"/>
    </style:style>
    <style:style style:name="Table2.B" style:family="table-column">
      <style:table-column-properties style:column-width="0.4424in"/>
    </style:style>
    <style:style style:name="Table2.D" style:family="table-column">
      <style:table-column-properties style:column-width="0.4153in"/>
    </style:style>
    <style:style style:name="Table2.E" style:family="table-column">
      <style:table-column-properties style:column-width="0.2806in"/>
    </style:style>
    <style:style style:name="Table2.F" style:family="table-column">
      <style:table-column-properties style:column-width="0.5507in"/>
    </style:style>
    <style:style style:name="Table2.G" style:family="table-column">
      <style:table-column-properties style:column-width="0.5681in"/>
    </style:style>
    <style:style style:name="Table2.H" style:family="table-column">
      <style:table-column-properties style:column-width="0.4688in"/>
    </style:style>
    <style:style style:name="Table2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D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H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4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H4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D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" style:family="table">
      <style:table-properties style:width="3.6875in" fo:margin-left="0in" table:align="left" style:may-break-between-rows="true" style:writing-mode="lr-tb" table:border-model="collapsing"/>
    </style:style>
    <style:style style:name="Table3.A" style:family="table-column">
      <style:table-column-properties style:column-width="0.5194in"/>
    </style:style>
    <style:style style:name="Table3.B" style:family="table-column">
      <style:table-column-properties style:column-width="0.4424in"/>
    </style:style>
    <style:style style:name="Table3.D" style:family="table-column">
      <style:table-column-properties style:column-width="0.4153in"/>
    </style:style>
    <style:style style:name="Table3.E" style:family="table-column">
      <style:table-column-properties style:column-width="0.2806in"/>
    </style:style>
    <style:style style:name="Table3.F" style:family="table-column">
      <style:table-column-properties style:column-width="0.5507in"/>
    </style:style>
    <style:style style:name="Table3.G" style:family="table-column">
      <style:table-column-properties style:column-width="0.5681in"/>
    </style:style>
    <style:style style:name="Table3.H" style:family="table-column">
      <style:table-column-properties style:column-width="0.4688in"/>
    </style:style>
    <style:style style:name="Table3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D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H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4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H4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D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D7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  <style:text-properties fo:language="en" fo:country="US"/>
    </style:style>
    <style:style style:name="P2" style:family="paragraph" style:parent-style-name="Exalted">
      <style:paragraph-properties fo:margin-top="0in" fo:margin-bottom="0.1in" style:contextual-spacing="false" fo:text-align="end" style:justify-single-word="false"/>
      <style:text-properties fo:language="en" fo:country="US"/>
    </style:style>
    <style:style style:name="P3" style:family="paragraph" style:parent-style-name="Exalted">
      <style:text-properties officeooo:rsid="021761f4" officeooo:paragraph-rsid="0215af7e"/>
    </style:style>
    <style:style style:name="P4" style:family="paragraph" style:parent-style-name="Standard">
      <style:text-properties officeooo:paragraph-rsid="0215af7e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officeooo:rsid="0211285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officeooo:rsid="0211285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officeooo:rsid="02112859" officeooo:paragraph-rsid="0215af7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officeooo:paragraph-rsid="0215af7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officeooo:rsid="02130696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officeooo:rsid="02130696" officeooo:paragraph-rsid="0215af7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officeooo:rsid="02112859" style:letter-kerning="false" style:font-name-asian="Spectral1" style:font-size-asian="10pt" style:language-asian="zh" style:country-asian="CN" style:font-style-asian="normal" style:font-weight-asian="bold" style:font-name-complex="Spectral1" style:font-size-complex="10pt" style:language-complex="hi" style:country-complex="IN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officeooo:rsid="02112859" officeooo:paragraph-rsid="0215af7e" style:letter-kerning="false" style:font-name-asian="Spectral1" style:font-size-asian="10pt" style:language-asian="zh" style:country-asian="CN" style:font-style-asian="normal" style:font-weight-asian="bold" style:font-name-complex="Spectral1" style:font-size-complex="10pt" style:language-complex="hi" style:country-complex="IN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officeooo:rsid="021408f7" officeooo:paragraph-rsid="02112859" style:letter-kerning="false" style:font-name-asian="Spectral1" style:font-size-asian="10pt" style:language-asian="zh" style:country-asian="CN" style:font-style-asian="normal" style:font-weight-asian="bold" style:font-name-complex="Spectral1" style:font-size-complex="10pt" style:language-complex="hi" style:country-complex="IN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officeooo:rsid="021408f7" officeooo:paragraph-rsid="0215af7e" style:letter-kerning="false" style:font-name-asian="Spectral1" style:font-size-asian="10pt" style:language-asian="zh" style:country-asian="CN" style:font-style-asian="normal" style:font-weight-asian="bold" style:font-name-complex="Spectral1" style:font-size-complex="10pt" style:language-complex="hi" style:country-complex="IN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officeooo:rsid="0215af7e" officeooo:paragraph-rsid="02130696" style:letter-kerning="false" style:font-name-asian="Spectral1" style:font-size-asian="10pt" style:language-asian="zh" style:country-asian="CN" style:font-style-asian="normal" style:font-weight-asian="bold" style:font-name-complex="Spectral1" style:font-size-complex="10pt" style:language-complex="hi" style:country-complex="IN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officeooo:rsid="0215af7e" officeooo:paragraph-rsid="0215af7e" style:letter-kerning="false" style:font-name-asian="Spectral1" style:font-size-asian="10pt" style:language-asian="zh" style:country-asian="CN" style:font-style-asian="normal" style:font-weight-asian="bold" style:font-name-complex="Spectral1" style:font-size-complex="10pt" style:language-complex="hi" style:country-complex="IN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officeooo:rsid="0215af7e" officeooo:paragraph-rsid="0215af7e" style:letter-kerning="false" style:font-name-asian="Spectral1" style:font-size-asian="10pt" style:language-asian="zh" style:country-asian="CN" style:font-style-asian="normal" style:font-weight-asian="bold" style:font-name-complex="Spectral1" style:font-size-complex="10pt" style:language-complex="hi" style:country-complex="IN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12859" officeooo:paragraph-rsid="0211285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30696" officeooo:paragraph-rsid="0213069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30696" officeooo:paragraph-rsid="0215af7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408f7" officeooo:paragraph-rsid="021408f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408f7" officeooo:paragraph-rsid="0215af7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5af7e" officeooo:paragraph-rsid="0215af7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780ff" officeooo:paragraph-rsid="021780f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92ec4" officeooo:paragraph-rsid="02192ec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a760d" officeooo:paragraph-rsid="021a760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aef6a" officeooo:paragraph-rsid="021aef6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bc24b" officeooo:paragraph-rsid="021bc24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cb7d3" officeooo:paragraph-rsid="021cb7d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e024e" officeooo:paragraph-rsid="021e024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fbe96" officeooo:paragraph-rsid="021fbe9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20136d" officeooo:paragraph-rsid="0220136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217997" officeooo:paragraph-rsid="021a760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217997" officeooo:paragraph-rsid="0221799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217e1d" officeooo:paragraph-rsid="02217e1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23161c" officeooo:paragraph-rsid="0223161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408f7" officeooo:paragraph-rsid="02112859" style:letter-kerning="false" style:font-name-asian="Spectral1" style:font-size-asian="10pt" style:language-asian="zh" style:country-asian="CN" style:font-style-asian="normal" style:font-weight-asian="normal" style:font-name-complex="Spectral1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408f7" officeooo:paragraph-rsid="0215af7e" style:letter-kerning="false" style:font-name-asian="Spectral1" style:font-size-asian="10pt" style:language-asian="zh" style:country-asian="CN" style:font-style-asian="normal" style:font-weight-asian="normal" style:font-name-complex="Spectral1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5af7e" officeooo:paragraph-rsid="02112859" style:letter-kerning="false" style:font-name-asian="Spectral1" style:font-size-asian="10pt" style:language-asian="zh" style:country-asian="CN" style:font-style-asian="normal" style:font-weight-asian="normal" style:font-name-complex="Spectral1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5af7e" officeooo:paragraph-rsid="0215af7e" style:letter-kerning="false" style:font-name-asian="Spectral1" style:font-size-asian="10pt" style:language-asian="zh" style:country-asian="CN" style:font-style-asian="normal" style:font-weight-asian="normal" style:font-name-complex="Spectral1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a760d" officeooo:paragraph-rsid="021a760d" style:letter-kerning="false" style:font-name-asian="Spectral1" style:font-size-asian="10pt" style:language-asian="zh" style:country-asian="CN" style:font-style-asian="normal" style:font-weight-asian="normal" style:font-name-complex="Spectral1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43" style:family="paragraph" style:parent-style-name="Exalted">
      <style:text-properties officeooo:rsid="02130696" officeooo:paragraph-rsid="02130696"/>
    </style:style>
    <style:style style:name="P44" style:family="paragraph" style:parent-style-name="Exalted">
      <style:text-properties officeooo:rsid="022761b2" officeooo:paragraph-rsid="022761b2"/>
    </style:style>
    <style:style style:name="P45" style:family="paragraph" style:parent-style-name="Exalted">
      <style:text-properties officeooo:rsid="0228fc68" officeooo:paragraph-rsid="0228fc68"/>
    </style:style>
    <style:style style:name="P46" style:family="paragraph" style:parent-style-name="Exalted">
      <style:text-properties officeooo:rsid="022761b2" officeooo:paragraph-rsid="022761b2"/>
    </style:style>
    <style:style style:name="P47" style:family="paragraph" style:parent-style-name="Exalted">
      <style:text-properties officeooo:rsid="022ae3a2" officeooo:paragraph-rsid="022ae3a2"/>
    </style:style>
    <style:style style:name="P48" style:family="paragraph" style:parent-style-name="Exalted">
      <style:text-properties officeooo:rsid="022b4e21" officeooo:paragraph-rsid="022b4e21"/>
    </style:style>
    <style:style style:name="P49" style:family="paragraph" style:parent-style-name="Exalted">
      <style:text-properties officeooo:rsid="022debea" officeooo:paragraph-rsid="022debea"/>
    </style:style>
    <style:style style:name="P50" style:family="paragraph" style:parent-style-name="Heading_20_2">
      <style:paragraph-properties fo:break-before="column"/>
    </style:style>
    <style:style style:name="P51" style:family="paragraph" style:parent-style-name="Heading_20_3">
      <style:text-properties officeooo:rsid="022761b2" officeooo:paragraph-rsid="022761b2"/>
    </style:style>
    <style:style style:name="P52" style:family="paragraph" style:parent-style-name="Heading_20_3">
      <style:text-properties officeooo:rsid="022ae3a2" officeooo:paragraph-rsid="022ae3a2"/>
    </style:style>
    <style:style style:name="P53" style:family="paragraph" style:parent-style-name="Heading_20_3">
      <style:text-properties officeooo:rsid="022b4e21" officeooo:paragraph-rsid="022b4e21"/>
    </style:style>
    <style:style style:name="T1" style:family="text">
      <style:text-properties fo:font-variant="small-caps" fo:color="#1c1c1c" loext:opacity="100%" style:font-name="Goudy Old Style" fo:font-size="20pt" fo:font-style="normal" fo:text-shadow="none" fo:font-weight="bold" officeooo:rsid="02130696" style:letter-kerning="false" style:font-name-asian="Modern Antiqua1" style:font-size-asian="18pt" style:language-asian="zh" style:country-asian="CN" style:font-name-complex="Modern Antiqua1" style:font-size-complex="18pt" style:language-complex="hi" style:country-complex="IN" style:font-relief="engraved"/>
    </style:style>
    <style:style style:name="T2" style:family="text">
      <style:text-properties officeooo:rsid="021408f7"/>
    </style:style>
    <style:style style:name="T3" style:family="text">
      <style:text-properties officeooo:rsid="021408f7" style:letter-kerning="false" style:font-name-asian="Spectral1" style:language-asian="zh" style:country-asian="CN" style:font-name-complex="Spectral1" style:language-complex="hi" style:country-complex="IN"/>
    </style:style>
    <style:style style:name="T4" style:family="text">
      <style:text-properties officeooo:rsid="0215af7e"/>
    </style:style>
    <style:style style:name="T5" style:family="text">
      <style:text-properties officeooo:rsid="0216685c"/>
    </style:style>
    <style:style style:name="T6" style:family="text">
      <style:text-properties officeooo:rsid="02177ca7"/>
    </style:style>
    <style:style style:name="T7" style:family="text">
      <style:text-properties officeooo:rsid="021a760d"/>
    </style:style>
    <style:style style:name="T8" style:family="text">
      <style:text-properties officeooo:rsid="021cb7d3"/>
    </style:style>
    <style:style style:name="T9" style:family="text">
      <style:text-properties officeooo:rsid="02217997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227f7c3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227f7c3" style:font-style-asian="normal" style:font-style-complex="normal"/>
    </style:style>
    <style:style style:name="T14" style:family="text">
      <style:text-properties officeooo:rsid="02217e1d"/>
    </style:style>
    <style:style style:name="T15" style:family="text">
      <style:text-properties officeooo:rsid="0223161c"/>
    </style:style>
    <style:style style:name="T16" style:family="text">
      <style:text-properties officeooo:rsid="0224a141"/>
    </style:style>
    <style:style style:name="T17" style:family="text">
      <style:text-properties officeooo:rsid="0227f7c3"/>
    </style:style>
    <style:style style:name="T18" style:family="text">
      <style:text-properties officeooo:rsid="0228fc68"/>
    </style:style>
    <style:style style:name="T19" style:family="text">
      <style:text-properties officeooo:rsid="022ae3a2"/>
    </style:style>
    <style:style style:name="Sect1" style:family="section">
      <style:section-properties text:dont-balance-text-columns="true" style:writing-mode="lr-tb" style:editable="false">
        <style:columns fo:column-count="2" fo:column-gap="0.1252in">
          <style:column style:rel-width="32767*" fo:start-indent="0in" fo:end-indent="0.0626in"/>
          <style:column style:rel-width="32768*" fo:start-indent="0.0626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ntagonists</text:h>
      <text:p text:style-name="Exalted"/>
      <text:p text:style-name="Exalted"/>
      <text:section text:style-name="Sect1" text:name="TextSection">
        <text:h text:style-name="Heading_20_2" text:outline-level="2">Quick <text:span text:style-name="T1">Characters</text:span></text:h>
        <text:p text:style-name="P43">The following is a table to help create characters on the fly, as needed for the campaign. <text:span text:style-name="T18">These should be considered base value statistics, and do not include any bonuses from, say, armor and weapons.</text:span></text:p>
        <table:table table:name="Table1" table:style-name="Table1" table:template-name="Exalted">
          <table:table-column table:style-name="Table1.A"/>
          <table:table-column table:style-name="Table1.B" table:number-columns-repeated="2"/>
          <table:table-column table:style-name="Table1.D"/>
          <table:table-column table:style-name="Table1.E"/>
          <table:table-column table:style-name="Table1.F"/>
          <table:table-column table:style-name="Table1.G"/>
          <table:table-column table:style-name="Table1.H"/>
          <table:table-row table:style-name="TableLine2513631867824">
            <table:table-cell table:style-name="Table1.A1" table:number-columns-spanned="8" office:value-type="string">
              <text:p text:style-name="P5">Mortal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2">
            <table:table-cell table:style-name="Table1.A2" office:value-type="string">
              <text:p text:style-name="P8"/>
            </table:table-cell>
            <table:table-cell table:style-name="Table1.B2" office:value-type="string">
              <text:p text:style-name="P12">Def. 1</text:p>
            </table:table-cell>
            <table:table-cell table:style-name="Table1.B2" office:value-type="string">
              <text:p text:style-name="P12">Def 2.</text:p>
            </table:table-cell>
            <table:table-cell table:style-name="Table1.B2" office:value-type="string">
              <text:p text:style-name="P10">Dmg.</text:p>
            </table:table-cell>
            <table:table-cell table:style-name="Table1.B2" office:value-type="string">
              <text:p text:style-name="P16">Hp</text:p>
            </table:table-cell>
            <table:table-cell table:style-name="Table1.B2" office:value-type="string">
              <text:p text:style-name="P14">Resolve</text:p>
            </table:table-cell>
            <table:table-cell table:style-name="Table1.B2" office:value-type="string">
              <text:p text:style-name="P6">Dice <text:span text:style-name="T2">(</text:span><text:span text:style-name="T3">High</text:span><text:span text:style-name="T2">)</text:span></text:p>
            </table:table-cell>
            <table:table-cell table:style-name="Table1.A2" office:value-type="string">
              <text:p text:style-name="P6">Dice <text:span text:style-name="T2">(Avg.)</text:span></text:p>
            </table:table-cell>
          </table:table-row>
          <table:table-row table:style-name="TableLine2513631864560">
            <table:table-cell table:style-name="Table1.A3" office:value-type="string">
              <text:p text:style-name="P40">Child</text:p>
            </table:table-cell>
            <table:table-cell table:style-name="Table1.B3" office:value-type="float" office:value="1">
              <text:p text:style-name="P22">1</text:p>
            </table:table-cell>
            <table:table-cell table:style-name="Table1.B3" office:value-type="float" office:value="1">
              <text:p text:style-name="P20">1</text:p>
            </table:table-cell>
            <table:table-cell table:style-name="Table1.B3" office:value-type="float" office:value="0">
              <text:p text:style-name="P20">0</text:p>
            </table:table-cell>
            <table:table-cell table:style-name="Table1.B3" office:value-type="float" office:value="5">
              <text:p text:style-name="P22">5</text:p>
            </table:table-cell>
            <table:table-cell table:style-name="Table1.B3" office:value-type="float" office:value="1">
              <text:p text:style-name="P20">1</text:p>
            </table:table-cell>
            <table:table-cell table:style-name="Table1.B3" office:value-type="float" office:value="3">
              <text:p text:style-name="P22">3</text:p>
            </table:table-cell>
            <table:table-cell table:style-name="Table1.H3" office:value-type="float" office:value="2">
              <text:p text:style-name="P20">2</text:p>
            </table:table-cell>
          </table:table-row>
          <table:table-row table:style-name="Table1.2">
            <table:table-cell table:style-name="Table1.A2" office:value-type="string">
              <text:p text:style-name="P38">Weak</text:p>
            </table:table-cell>
            <table:table-cell table:style-name="Table1.B4" office:value-type="float" office:value="2">
              <text:p text:style-name="P22">2</text:p>
            </table:table-cell>
            <table:table-cell table:style-name="Table1.B4" office:value-type="float" office:value="1">
              <text:p text:style-name="P19">1</text:p>
            </table:table-cell>
            <table:table-cell table:style-name="Table1.B2" office:value-type="string">
              <text:p text:style-name="P20">2(1)</text:p>
            </table:table-cell>
            <table:table-cell table:style-name="Table1.B4" office:value-type="float" office:value="8">
              <text:p text:style-name="P42">8</text:p>
            </table:table-cell>
            <table:table-cell table:style-name="Table1.B4" office:value-type="float" office:value="1">
              <text:p text:style-name="P22">1</text:p>
            </table:table-cell>
            <table:table-cell table:style-name="Table1.B4" office:value-type="float" office:value="4">
              <text:p text:style-name="P22">4</text:p>
            </table:table-cell>
            <table:table-cell table:style-name="Table1.H4" office:value-type="float" office:value="2">
              <text:p text:style-name="P31">2</text:p>
            </table:table-cell>
          </table:table-row>
          <table:table-row table:style-name="Table1.2">
            <table:table-cell table:style-name="Table1.A3" office:value-type="string">
              <text:p text:style-name="P38">Normal</text:p>
            </table:table-cell>
            <table:table-cell table:style-name="Table1.B3" office:value-type="float" office:value="3">
              <text:p text:style-name="P22">3</text:p>
            </table:table-cell>
            <table:table-cell table:style-name="Table1.B3" office:value-type="float" office:value="1">
              <text:p text:style-name="P22">1</text:p>
            </table:table-cell>
            <table:table-cell table:style-name="Table1.D5" office:value-type="string">
              <text:p text:style-name="P22">3(1)</text:p>
            </table:table-cell>
            <table:table-cell table:style-name="Table1.B3" office:value-type="float" office:value="10">
              <text:p text:style-name="P34">10</text:p>
            </table:table-cell>
            <table:table-cell table:style-name="Table1.B3" office:value-type="float" office:value="2">
              <text:p text:style-name="P22">2</text:p>
            </table:table-cell>
            <table:table-cell table:style-name="Table1.B3" office:value-type="float" office:value="5">
              <text:p text:style-name="P29">5</text:p>
            </table:table-cell>
            <table:table-cell table:style-name="Table1.H3" office:value-type="float" office:value="3">
              <text:p text:style-name="P22">3</text:p>
            </table:table-cell>
          </table:table-row>
          <table:table-row table:style-name="Table1.2">
            <table:table-cell table:style-name="Table1.A2" office:value-type="string">
              <text:p text:style-name="P38">Heroic</text:p>
            </table:table-cell>
            <table:table-cell table:style-name="Table1.B4" office:value-type="float" office:value="4">
              <text:p text:style-name="P22">4</text:p>
            </table:table-cell>
            <table:table-cell table:style-name="Table1.B4" office:value-type="float" office:value="2">
              <text:p text:style-name="P22">2</text:p>
            </table:table-cell>
            <table:table-cell table:style-name="Table1.B2" office:value-type="string">
              <text:p text:style-name="P22"><text:span text:style-name="T4">5</text:span>(2)</text:p>
            </table:table-cell>
            <table:table-cell table:style-name="Table1.B4" office:value-type="float" office:value="15">
              <text:p text:style-name="P35">15</text:p>
            </table:table-cell>
            <table:table-cell table:style-name="Table1.B4" office:value-type="float" office:value="3">
              <text:p text:style-name="P22">3</text:p>
            </table:table-cell>
            <table:table-cell table:style-name="Table1.B4" office:value-type="float" office:value="6">
              <text:p text:style-name="P31">6</text:p>
            </table:table-cell>
            <table:table-cell table:style-name="Table1.H4" office:value-type="float" office:value="5">
              <text:p text:style-name="P31">5</text:p>
            </table:table-cell>
          </table:table-row>
        </table:table>
        <text:p text:style-name="P3"/>
        <table:table table:name="Table2" table:style-name="Table2" table:template-name="Exalted">
          <table:table-column table:style-name="Table2.A"/>
          <table:table-column table:style-name="Table2.B" table:number-columns-repeated="2"/>
          <table:table-column table:style-name="Table2.D"/>
          <table:table-column table:style-name="Table2.E"/>
          <table:table-column table:style-name="Table2.F"/>
          <table:table-column table:style-name="Table2.G"/>
          <table:table-column table:style-name="Table2.H"/>
          <table:table-row table:style-name="TableLine2513631861024">
            <table:table-cell table:style-name="Table2.A1" table:number-columns-spanned="8" office:value-type="string">
              <text:p text:style-name="P18">Wild Creatur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.2">
            <table:table-cell table:style-name="Table2.A2" office:value-type="string">
              <text:p text:style-name="P9"/>
            </table:table-cell>
            <table:table-cell table:style-name="Table2.B2" office:value-type="string">
              <text:p text:style-name="P13">Def. 1</text:p>
            </table:table-cell>
            <table:table-cell table:style-name="Table2.B2" office:value-type="string">
              <text:p text:style-name="P13">Def 2.</text:p>
            </table:table-cell>
            <table:table-cell table:style-name="Table2.B2" office:value-type="string">
              <text:p text:style-name="P11">Dmg.</text:p>
            </table:table-cell>
            <table:table-cell table:style-name="Table2.B2" office:value-type="string">
              <text:p text:style-name="P17">Hp</text:p>
            </table:table-cell>
            <table:table-cell table:style-name="Table2.B2" office:value-type="string">
              <text:p text:style-name="P15">Resolve</text:p>
            </table:table-cell>
            <table:table-cell table:style-name="Table2.B2" office:value-type="string">
              <text:p text:style-name="P7">Dice <text:span text:style-name="T2">(</text:span><text:span text:style-name="T3">High</text:span><text:span text:style-name="T2">)</text:span></text:p>
            </table:table-cell>
            <table:table-cell table:style-name="Table2.A2" office:value-type="string">
              <text:p text:style-name="P7">Dice <text:span text:style-name="T2">(Avg.)</text:span></text:p>
            </table:table-cell>
          </table:table-row>
          <table:table-row table:style-name="Table2.2">
            <table:table-cell table:style-name="Table2.A3" office:value-type="string">
              <text:p text:style-name="P39">Weak</text:p>
            </table:table-cell>
            <table:table-cell table:style-name="Table2.B3" office:value-type="float" office:value="2">
              <text:p text:style-name="P33">2</text:p>
            </table:table-cell>
            <table:table-cell table:style-name="Table2.B3" office:value-type="float" office:value="1">
              <text:p text:style-name="P32">1</text:p>
            </table:table-cell>
            <table:table-cell table:style-name="Table2.D3" office:value-type="string">
              <text:p text:style-name="P21"><text:span text:style-name="T5">2</text:span>(1)</text:p>
            </table:table-cell>
            <table:table-cell table:style-name="Table2.B3" office:value-type="float" office:value="8">
              <text:p text:style-name="P42">8</text:p>
            </table:table-cell>
            <table:table-cell table:style-name="Table2.B3" office:value-type="float" office:value="1">
              <text:p text:style-name="P23">1</text:p>
            </table:table-cell>
            <table:table-cell table:style-name="Table2.B3" office:value-type="float" office:value="4">
              <text:p text:style-name="P23">4</text:p>
            </table:table-cell>
            <table:table-cell table:style-name="Table2.H3" office:value-type="float" office:value="2">
              <text:p text:style-name="P23">2</text:p>
            </table:table-cell>
          </table:table-row>
          <table:table-row table:style-name="Table2.2">
            <table:table-cell table:style-name="Table2.A2" office:value-type="string">
              <text:p text:style-name="P39">Normal</text:p>
            </table:table-cell>
            <table:table-cell table:style-name="Table2.B4" office:value-type="float" office:value="3">
              <text:p text:style-name="P23">3</text:p>
            </table:table-cell>
            <table:table-cell table:style-name="Table2.B4" office:value-type="float" office:value="2">
              <text:p text:style-name="P32">2</text:p>
            </table:table-cell>
            <table:table-cell table:style-name="Table2.B2" office:value-type="string">
              <text:p text:style-name="P23"><text:span text:style-name="T5">5</text:span>(1)</text:p>
            </table:table-cell>
            <table:table-cell table:style-name="Table2.B4" office:value-type="float" office:value="12">
              <text:p text:style-name="P26">1<text:span text:style-name="T7">2</text:span></text:p>
            </table:table-cell>
            <table:table-cell table:style-name="Table2.B4" office:value-type="float" office:value="2">
              <text:p text:style-name="P23">2</text:p>
            </table:table-cell>
            <table:table-cell table:style-name="Table2.B4" office:value-type="float" office:value="5">
              <text:p text:style-name="P30">5</text:p>
            </table:table-cell>
            <table:table-cell table:style-name="Table2.H4" office:value-type="float" office:value="3">
              <text:p text:style-name="P23">3</text:p>
            </table:table-cell>
          </table:table-row>
          <table:table-row table:style-name="Table2.2">
            <table:table-cell table:style-name="Table2.A3" office:value-type="string">
              <text:p text:style-name="P41">Tough</text:p>
            </table:table-cell>
            <table:table-cell table:style-name="Table2.B3" office:value-type="float" office:value="4">
              <text:p text:style-name="P23">4</text:p>
            </table:table-cell>
            <table:table-cell table:style-name="Table2.B3" office:value-type="float" office:value="2">
              <text:p text:style-name="P23">2</text:p>
            </table:table-cell>
            <table:table-cell table:style-name="Table2.D5" office:value-type="string">
              <text:p text:style-name="P23"><text:span text:style-name="T5">7</text:span>(2)</text:p>
            </table:table-cell>
            <table:table-cell table:style-name="Table2.B3" office:value-type="float" office:value="18">
              <text:p text:style-name="P27">18</text:p>
            </table:table-cell>
            <table:table-cell table:style-name="Table2.B3" office:value-type="float" office:value="3">
              <text:p text:style-name="P23">3</text:p>
            </table:table-cell>
            <table:table-cell table:style-name="Table2.B3" office:value-type="float" office:value="6">
              <text:p text:style-name="P30">6</text:p>
            </table:table-cell>
            <table:table-cell table:style-name="Table2.H3" office:value-type="float" office:value="4">
              <text:p text:style-name="P23">4</text:p>
            </table:table-cell>
          </table:table-row>
          <table:table-row table:style-name="Table2.2">
            <table:table-cell table:style-name="Table2.A2" office:value-type="string">
              <text:p text:style-name="P39">Heroic</text:p>
            </table:table-cell>
            <table:table-cell table:style-name="Table2.B4" office:value-type="float" office:value="6">
              <text:p text:style-name="P24">6</text:p>
            </table:table-cell>
            <table:table-cell table:style-name="Table2.B4" office:value-type="float" office:value="3">
              <text:p text:style-name="P24">3</text:p>
            </table:table-cell>
            <table:table-cell table:style-name="Table2.B2" office:value-type="string">
              <text:p text:style-name="P24"><text:span text:style-name="T5">9</text:span>(3)</text:p>
            </table:table-cell>
            <table:table-cell table:style-name="Table2.B4" office:value-type="float" office:value="24">
              <text:p text:style-name="P27">24</text:p>
            </table:table-cell>
            <table:table-cell table:style-name="Table2.B4" office:value-type="float" office:value="5">
              <text:p text:style-name="P24">5</text:p>
            </table:table-cell>
            <table:table-cell table:style-name="Table2.B4" office:value-type="float" office:value="8">
              <text:p text:style-name="P30">8</text:p>
            </table:table-cell>
            <table:table-cell table:style-name="Table2.H4" office:value-type="float" office:value="6">
              <text:p text:style-name="P24">6</text:p>
            </table:table-cell>
          </table:table-row>
          <table:table-row table:style-name="Table2.2">
            <table:table-cell table:style-name="Table2.A2" office:value-type="string">
              <text:p text:style-name="P41">Legend</text:p>
            </table:table-cell>
            <table:table-cell table:style-name="Table2.B4" office:value-type="float" office:value="8">
              <text:p text:style-name="P24">8</text:p>
            </table:table-cell>
            <table:table-cell table:style-name="Table2.B4" office:value-type="float" office:value="4">
              <text:p text:style-name="P24">4</text:p>
            </table:table-cell>
            <table:table-cell table:style-name="Table2.B2" office:value-type="string">
              <text:p text:style-name="P24"><text:span text:style-name="T5">11</text:span>(5)</text:p>
            </table:table-cell>
            <table:table-cell table:style-name="Table2.B4" office:value-type="float" office:value="30">
              <text:p text:style-name="P27">3<text:span text:style-name="T9">0</text:span></text:p>
            </table:table-cell>
            <table:table-cell table:style-name="Table2.B4" office:value-type="float" office:value="7">
              <text:p text:style-name="P24">7</text:p>
            </table:table-cell>
            <table:table-cell table:style-name="Table2.B4" office:value-type="float" office:value="10">
              <text:p text:style-name="P24">1<text:span text:style-name="T8">0</text:span></text:p>
            </table:table-cell>
            <table:table-cell table:style-name="Table2.H4" office:value-type="float" office:value="8">
              <text:p text:style-name="P24">8</text:p>
            </table:table-cell>
          </table:table-row>
        </table:table>
        <text:p text:style-name="P4"/>
        <table:table table:name="Table3" table:style-name="Table3" table:template-name="Exalted">
          <table:table-column table:style-name="Table3.A"/>
          <table:table-column table:style-name="Table3.B" table:number-columns-repeated="2"/>
          <table:table-column table:style-name="Table3.D"/>
          <table:table-column table:style-name="Table3.E"/>
          <table:table-column table:style-name="Table3.F"/>
          <table:table-column table:style-name="Table3.G"/>
          <table:table-column table:style-name="Table3.H"/>
          <table:table-row table:style-name="TableLine2513631868096">
            <table:table-cell table:style-name="Table3.A1" table:number-columns-spanned="8" office:value-type="string">
              <text:p text:style-name="P18">Exalt / Minor God / <text:span text:style-name="T6">Demon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3.2">
            <table:table-cell table:style-name="Table3.A2" office:value-type="string">
              <text:p text:style-name="P17">Ess</text:p>
            </table:table-cell>
            <table:table-cell table:style-name="Table3.B2" office:value-type="string">
              <text:p text:style-name="P13">Def. 1</text:p>
            </table:table-cell>
            <table:table-cell table:style-name="Table3.B2" office:value-type="string">
              <text:p text:style-name="P13">Def 2.</text:p>
            </table:table-cell>
            <table:table-cell table:style-name="Table3.B2" office:value-type="string">
              <text:p text:style-name="P11">Dmg.</text:p>
            </table:table-cell>
            <table:table-cell table:style-name="Table3.B2" office:value-type="string">
              <text:p text:style-name="P17">Hp</text:p>
            </table:table-cell>
            <table:table-cell table:style-name="Table3.B2" office:value-type="string">
              <text:p text:style-name="P15">Resolve</text:p>
            </table:table-cell>
            <table:table-cell table:style-name="Table3.B2" office:value-type="string">
              <text:p text:style-name="P7">Dice <text:span text:style-name="T2">(</text:span><text:span text:style-name="T3">High</text:span><text:span text:style-name="T2">)</text:span></text:p>
            </table:table-cell>
            <table:table-cell table:style-name="Table3.A2" office:value-type="string">
              <text:p text:style-name="P7">Dice <text:span text:style-name="T2">(Avg.)</text:span></text:p>
            </table:table-cell>
          </table:table-row>
          <table:table-row table:style-name="Table3.2">
            <table:table-cell table:style-name="Table3.A3" office:value-type="string">
              <text:p text:style-name="P41">1</text:p>
            </table:table-cell>
            <table:table-cell table:style-name="Table3.B3" office:value-type="float" office:value="3">
              <text:p text:style-name="P28">3</text:p>
            </table:table-cell>
            <table:table-cell table:style-name="Table3.B3" office:value-type="float" office:value="1">
              <text:p text:style-name="P28">1</text:p>
            </table:table-cell>
            <table:table-cell table:style-name="Table3.D3" office:value-type="string">
              <text:p text:style-name="P23"><text:span text:style-name="T16">7</text:span>(<text:span text:style-name="T4">2</text:span>)</text:p>
            </table:table-cell>
            <table:table-cell table:style-name="Table3.B3" office:value-type="float" office:value="18">
              <text:p text:style-name="P21">1<text:span text:style-name="T9">8</text:span></text:p>
            </table:table-cell>
            <table:table-cell table:style-name="Table3.B3" office:value-type="float" office:value="2">
              <text:p text:style-name="P24">2</text:p>
            </table:table-cell>
            <table:table-cell table:style-name="Table3.B3" office:value-type="float" office:value="9">
              <text:p text:style-name="P37">9</text:p>
            </table:table-cell>
            <table:table-cell table:style-name="Table3.H3" office:value-type="float" office:value="5">
              <text:p text:style-name="P24">5</text:p>
            </table:table-cell>
          </table:table-row>
          <table:table-row table:style-name="Table3.2">
            <table:table-cell table:style-name="Table3.A2" office:value-type="string">
              <text:p text:style-name="P41">2</text:p>
            </table:table-cell>
            <table:table-cell table:style-name="Table3.B4" office:value-type="float" office:value="4">
              <text:p text:style-name="P28">4</text:p>
            </table:table-cell>
            <table:table-cell table:style-name="Table3.B4" office:value-type="float" office:value="2">
              <text:p text:style-name="P28">2</text:p>
            </table:table-cell>
            <table:table-cell table:style-name="Table3.B2" office:value-type="string">
              <text:p text:style-name="P23"><text:span text:style-name="T16">9</text:span>(2)</text:p>
            </table:table-cell>
            <table:table-cell table:style-name="Table3.B4" office:value-type="float" office:value="25">
              <text:p text:style-name="P35">25</text:p>
            </table:table-cell>
            <table:table-cell table:style-name="Table3.B4" office:value-type="float" office:value="3">
              <text:p text:style-name="P24">3</text:p>
            </table:table-cell>
            <table:table-cell table:style-name="Table3.B4" office:value-type="float" office:value="10">
              <text:p text:style-name="P37">10</text:p>
            </table:table-cell>
            <table:table-cell table:style-name="Table3.H4" office:value-type="float" office:value="6">
              <text:p text:style-name="P24">6</text:p>
            </table:table-cell>
          </table:table-row>
          <table:table-row table:style-name="Table3.2">
            <table:table-cell table:style-name="Table3.A3" office:value-type="string">
              <text:p text:style-name="P41">3</text:p>
            </table:table-cell>
            <table:table-cell table:style-name="Table3.B3" office:value-type="float" office:value="5">
              <text:p text:style-name="P28">5</text:p>
            </table:table-cell>
            <table:table-cell table:style-name="Table3.B3" office:value-type="float" office:value="3">
              <text:p text:style-name="P28">3</text:p>
            </table:table-cell>
            <table:table-cell table:style-name="Table3.D5" office:value-type="string">
              <text:p text:style-name="P24"><text:span text:style-name="T16">11</text:span>(3)</text:p>
            </table:table-cell>
            <table:table-cell table:style-name="Table3.B3" office:value-type="float" office:value="32">
              <text:p text:style-name="P35">32</text:p>
            </table:table-cell>
            <table:table-cell table:style-name="Table3.B3" office:value-type="float" office:value="5">
              <text:p text:style-name="P24">5</text:p>
            </table:table-cell>
            <table:table-cell table:style-name="Table3.B3" office:value-type="float" office:value="11">
              <text:p text:style-name="P30">1<text:span text:style-name="T15">1</text:span></text:p>
            </table:table-cell>
            <table:table-cell table:style-name="Table3.H3" office:value-type="float" office:value="7">
              <text:p text:style-name="P24">7</text:p>
            </table:table-cell>
          </table:table-row>
          <table:table-row table:style-name="Table3.2">
            <table:table-cell table:style-name="Table3.A2" office:value-type="string">
              <text:p text:style-name="P41">4</text:p>
            </table:table-cell>
            <table:table-cell table:style-name="Table3.B4" office:value-type="float" office:value="6">
              <text:p text:style-name="P24">6</text:p>
            </table:table-cell>
            <table:table-cell table:style-name="Table3.B4" office:value-type="float" office:value="3">
              <text:p text:style-name="P24">3</text:p>
            </table:table-cell>
            <table:table-cell table:style-name="Table3.B2" office:value-type="string">
              <text:p text:style-name="P24">1<text:span text:style-name="T16">2</text:span>(5)</text:p>
            </table:table-cell>
            <table:table-cell table:style-name="Table3.B4" office:value-type="float" office:value="40">
              <text:p text:style-name="P36">40</text:p>
            </table:table-cell>
            <table:table-cell table:style-name="Table3.B4" office:value-type="float" office:value="5">
              <text:p text:style-name="P24">5</text:p>
            </table:table-cell>
            <table:table-cell table:style-name="Table3.B4" office:value-type="float" office:value="12">
              <text:p text:style-name="P24">1<text:span text:style-name="T8">2</text:span></text:p>
            </table:table-cell>
            <table:table-cell table:style-name="Table3.H4" office:value-type="float" office:value="8">
              <text:p text:style-name="P24">8</text:p>
            </table:table-cell>
          </table:table-row>
          <table:table-row table:style-name="Table3.2">
            <table:table-cell table:style-name="Table3.A3" office:value-type="string">
              <text:p text:style-name="P41">5</text:p>
            </table:table-cell>
            <table:table-cell table:style-name="Table3.B3" office:value-type="float" office:value="8">
              <text:p text:style-name="P24">8</text:p>
            </table:table-cell>
            <table:table-cell table:style-name="Table3.B3" office:value-type="float" office:value="4">
              <text:p text:style-name="P24">4</text:p>
            </table:table-cell>
            <table:table-cell table:style-name="Table3.D7" office:value-type="string">
              <text:p text:style-name="P24">1<text:span text:style-name="T16">3</text:span>(6)</text:p>
            </table:table-cell>
            <table:table-cell table:style-name="Table3.B3" office:value-type="float" office:value="45">
              <text:p text:style-name="P24">4<text:span text:style-name="T14">5</text:span></text:p>
            </table:table-cell>
            <table:table-cell table:style-name="Table3.B3" office:value-type="float" office:value="6">
              <text:p text:style-name="P24">6</text:p>
            </table:table-cell>
            <table:table-cell table:style-name="Table3.B3" office:value-type="float" office:value="14">
              <text:p text:style-name="P24">14</text:p>
            </table:table-cell>
            <table:table-cell table:style-name="Table3.H3" office:value-type="float" office:value="10">
              <text:p text:style-name="P24">10</text:p>
            </table:table-cell>
          </table:table-row>
          <table:table-row table:style-name="Table3.2">
            <table:table-cell table:style-name="Table3.A2" office:value-type="string">
              <text:p text:style-name="P41">6</text:p>
            </table:table-cell>
            <table:table-cell table:style-name="Table3.B4" office:value-type="float" office:value="8">
              <text:p text:style-name="P24">8</text:p>
            </table:table-cell>
            <table:table-cell table:style-name="Table3.B4" office:value-type="float" office:value="5">
              <text:p text:style-name="P24">5</text:p>
            </table:table-cell>
            <table:table-cell table:style-name="Table3.B2" office:value-type="string">
              <text:p text:style-name="P25">14(7)</text:p>
            </table:table-cell>
            <table:table-cell table:style-name="Table3.B4" office:value-type="float" office:value="50">
              <text:p text:style-name="P24">50</text:p>
            </table:table-cell>
            <table:table-cell table:style-name="Table3.B4" office:value-type="float" office:value="7">
              <text:p text:style-name="P24">7</text:p>
            </table:table-cell>
            <table:table-cell table:style-name="Table3.B4" office:value-type="float" office:value="15">
              <text:p text:style-name="P24">15</text:p>
            </table:table-cell>
            <table:table-cell table:style-name="Table3.H4" office:value-type="float" office:value="11">
              <text:p text:style-name="P24">11</text:p>
            </table:table-cell>
          </table:table-row>
        </table:table>
        <text:p text:style-name="P4"/>
        <text:h text:style-name="P50" text:outline-level="2">Quick Powers</text:h>
        <text:p text:style-name="P44">The following powers are quick ways to bring an antagonist to life without the need for a full character sheet—almost all of the antagonists you have will probably be made this way.</text:p>
        <text:p text:style-name="P44">These powers are not for player use, as they are intended to be as flexible <text:span text:style-name="T17">as possible for the situation. These </text:span><text:span text:style-name="T11">represent</text:span><text:span text:style-name="T13"> the various charms, martial arts, etc. of the system while letting you decide on the restriction level.</text:span></text:p>
        <text:p text:style-name="P49"><text:span text:style-name="T13">T</text:span><text:span text:style-name="T12">hese should be used </text:span><text:span text:style-name="T10">on top</text:span><text:span text:style-name="T12"> of base-level mechanics, such as Maneuvers or </text:span></text:p>
        <text:h text:style-name="P51" text:outline-level="3">Specialty</text:h>
        <text:p text:style-name="P45">Choose something that the character is specialized in, <text:span text:style-name="T19">and then add +2 dice/+1 defense to any rolls made in that specialty. This is considered their base dice pool.</text:span></text:p>
        <text:h text:style-name="P52" text:outline-level="3">Quick Reflexes</text:h>
        <text:p text:style-name="P47">Immediately respond to an action before any other character has a chance to act. Perform a contested (Dex + Athletics) against other characters if you believe this should be contested.</text:p>
        <text:h text:style-name="P52" text:outline-level="3">Ferocious Bite</text:h>
        <text:p text:style-name="P47">Spend a Maneuver focusing an attack. On the next Strike, deal an extra (+4/2) damage.</text:p>
        <text:h text:style-name="P53" text:outline-level="3">Cloak in Shadows</text:h>
        <text:p text:style-name="P48">Perform an action to disappear from the senses of the group. You may perform a contested roll—if you fail, you only partially disappear. <text:s/>Weak versions can only stay in the shadows for a turn, and get revealed if they take an action. Advanced versions allow indefinite actions and time in the cloaked shadows.</text:p>
        <text:p text:style-name="P48">This can take the form of a spirit dematerializing, animals hiding in the underbrush, or people disappearing into a crowd.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Envision Roman" svg:font-family="'Envision Roman'" style:font-family-generic="swiss" style:font-pitch="variable"/>
    <style:font-face style:name="Envision Roman1" svg:font-family="'Envision Roman'" style:font-family-generic="roman" style:font-pitch="variable"/>
    <style:font-face style:name="Goudy Old Style" svg:font-family="'Goudy Old Style'" style:font-adornments="Bold" style:font-family-generic="roman" style:font-pitch="variable"/>
    <style:font-face style:name="Liberation Sans" svg:font-family="'Liberation Sans'" style:font-family-generic="roman" style:font-pitch="variable"/>
    <style:font-face style:name="Mercury Text G2 Bold" svg:font-family="'Mercury Text G2 Bold'" style:font-adornments="Bold" style:font-family-generic="modern" style:font-pitch="variable"/>
    <style:font-face style:name="Mercury Text G2 Semibold" svg:font-family="'Mercury Text G2 Semibold'" style:font-adornments="Semibold" style:font-family-generic="modern" style:font-pitch="variable"/>
    <style:font-face style:name="Mercury Text G2 Semibold1" svg:font-family="'Mercury Text G2 Semibold'" style:font-adornments="Semibold Italic" style:font-family-generic="modern" style:font-pitch="variable"/>
    <style:font-face style:name="Microsoft YaHei" svg:font-family="'Microsoft YaHei'" style:font-family-generic="system" style:font-pitch="variable"/>
    <style:font-face style:name="Modern Antiqua" svg:font-family="'Modern Antiqua'" style:font-family-generic="roman" style:font-pitch="variable"/>
    <style:font-face style:name="Modern Antiqua1" svg:font-family="'Modern Antiqua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adornments="Regular" style:font-charset="x-symbol"/>
    <style:font-face style:name="OpenSymbol2" svg:font-family="OpenSymbol" style:font-family-generic="system" style:font-pitch="variable"/>
    <style:font-face style:name="Spectral" svg:font-family="Spectral" style:font-family-generic="roman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Spectral" fo:font-size="10pt" fo:language="en" fo:country="US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loext:opacity="0%" style:font-name="Spectral" fo:font-size="10pt" fo:language="en" fo:country="US" style:letter-kerning="false" style:font-name-asian="Spectral1" style:font-size-asian="10pt" style:language-asian="zh" style:country-asian="CN" style:font-name-complex="Spectral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398in" fo:margin-bottom="0.0992in" style:contextual-spacing="false" fo:line-height="100%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none" fo:font-style="normal" style:text-underline-style="none" fo:font-weight="normal" officeooo:rsid="00f716aa" style:letter-kerning="false" style:font-name-asian="Spectral1" style:font-family-asian="Spectral" style:font-family-generic-asian="system" style:font-pitch-asian="variable" style:font-size-asian="10pt" style:language-asian="zh" style:country-asian="CN" style:font-style-asian="normal" style:font-weight-asian="normal" style:font-name-complex="Spectral1" style:font-family-complex="Spectral" style:font-family-generic-complex="system" style:font-pitch-complex="variable" style:font-size-complex="10pt" style:language-complex="hi" style:country-complex="IN" style:font-style-complex="normal" style:font-weight-complex="normal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2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2" style:font-family-complex="Arial" style:font-family-generic-complex="system" style:font-pitch-complex="variable"/>
    </style:style>
    <style:style style:name="Heading_20_1" style:display-name="Heading 1" style:family="paragraph" style:parent-style-name="Exalted" style:next-style-name="Exalted" style:default-outline-level="1" style:list-style-name="" style:class="text" style:master-page-name="">
      <style:paragraph-properties fo:margin-top="0in" fo:margin-bottom="0in" style:contextual-spacing="false" fo:line-height="100%" fo:text-align="center" style:justify-single-word="false" fo:keep-together="always" fo:orphans="2" fo:widows="2" fo:hyphenation-ladder-count="no-limit" style:page-number="auto" fo:break-before="page" fo:keep-with-next="always" style:punctuation-wrap="simple" style:writing-mode="lr-tb"/>
      <style:text-properties fo:font-variant="small-caps" fo:color="#1c1c1c" loext:opacity="100%" style:text-outline="false" style:font-name="Envision Roman" fo:font-family="'Envision Roman'" style:font-family-generic="swiss" style:font-pitch="variable" fo:font-size="22pt" fo:text-shadow="1pt 1pt" style:letter-kerning="false" style:font-name-asian="Modern Antiqua1" style:font-family-asian="'Modern Antiqua'" style:font-family-generic-asian="system" style:font-pitch-asian="variable" style:font-size-asian="20pt" style:language-asian="zh" style:country-asian="CN" style:font-name-complex="Modern Antiqua1" style:font-family-complex="'Modern Antiqua'" style:font-family-generic-complex="system" style:font-pitch-complex="variable" style:font-size-complex="20pt" style:language-complex="hi" style:country-complex="IN" fo:hyphenate="false" fo:hyphenation-remain-char-count="2" fo:hyphenation-push-char-count="2" loext:hyphenation-no-caps="false"/>
    </style:style>
    <style:style style:name="Heading_20_2" style:display-name="Heading 2" style:family="paragraph" style:parent-style-name="Exalted" style:next-style-name="Exalted" style:default-outline-level="2" style:class="text" style:master-page-name="">
      <style:paragraph-properties fo:margin-left="0in" fo:margin-right="0in" fo:margin-top="0.0402in" fo:margin-bottom="0.0402in" style:contextual-spacing="false" fo:line-height="100%" fo:text-align="center" style:justify-single-word="false" fo:keep-together="always" fo:orphans="2" fo:widows="2" fo:hyphenation-ladder-count="no-limit" fo:text-indent="0in" style:auto-text-indent="false" style:page-number="auto" fo:keep-with-next="always" style:punctuation-wrap="simple" style:writing-mode="lr-tb"/>
      <style:text-properties fo:font-variant="small-caps" fo:color="#1c1c1c" loext:opacity="100%" style:font-name="Goudy Old Style" fo:font-family="'Goudy Old Style'" style:font-style-name="Bold" style:font-family-generic="roman" style:font-pitch="variable" fo:font-size="20pt" fo:font-style="normal" fo:text-shadow="none" fo:font-weight="bold" officeooo:rsid="001bf7cd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style:font-relief="engraved" fo:hyphenate="false" fo:hyphenation-remain-char-count="2" fo:hyphenation-push-char-count="2" loext:hyphenation-no-caps="false"/>
    </style:style>
    <style:style style:name="Heading_20_3" style:display-name="Heading 3" style:family="paragraph" style:parent-style-name="Exalted" style:next-style-name="Exalted" style:default-outline-level="3" style:class="text" style:master-page-name="">
      <style:paragraph-properties fo:margin-left="0in" fo:margin-right="0in" fo:margin-top="0in" fo:margin-bottom="0in" style:contextual-spacing="false" fo:line-height="100%" fo:text-align="start" style:justify-single-word="false" fo:keep-together="always" fo:orphans="2" fo:widows="2" fo:hyphenation-ladder-count="no-limit" fo:text-indent="0in" style:auto-text-indent="false" style:page-number="auto" fo:keep-with-next="always" style:punctuation-wrap="simple" style:writing-mode="lr-tb"/>
      <style:text-properties fo:font-variant="small-caps" fo:color="#111111" loext:opacity="100%" style:text-outline="false" style:font-name="Mercury Text G2 Semibold" fo:font-family="'Mercury Text G2 Semibold'" style:font-style-name="Semibold" style:font-family-generic="modern" style:font-pitch="variable" fo:font-size="14pt" fo:font-style="normal" fo:text-shadow="none" fo:font-weight="normal" style:letter-kerning="false" style:font-name-asian="Modern Antiqua1" style:font-family-asian="'Modern Antiqua'" style:font-family-generic-asian="system" style:font-pitch-asian="variable" style:font-size-asian="12pt" style:language-asian="zh" style:country-asian="CN" style:font-name-complex="Modern Antiqua1" style:font-family-complex="'Modern Antiqua'" style:font-family-generic-complex="system" style:font-pitch-complex="variable" style:font-size-complex="12pt" style:language-complex="hi" style:country-complex="IN" style:font-relief="none" fo:hyphenate="false" fo:hyphenation-remain-char-count="2" fo:hyphenation-push-char-count="2" loext:hyphenation-no-caps="false"/>
    </style:style>
    <style:style style:name="Heading_20_4" style:display-name="Heading 4" style:family="paragraph" style:parent-style-name="Exalted" style:next-style-name="Exalted" style:default-outline-level="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111111" loext:opacity="100%" style:font-name="Mercury Text G2 Semibold1" fo:font-family="'Mercury Text G2 Semibold'" style:font-style-name="Semibold Italic" style:font-family-generic="modern" style:font-pitch="variable" fo:font-size="11pt" fo:font-style="italic" fo:font-weight="normal" style:letter-kerning="false" style:font-name-asian="Spectral1" style:font-family-asian="Spectral" style:font-family-generic-asian="system" style:font-pitch-asian="variable" style:font-size-asian="12pt" style:language-asian="zh" style:country-asian="CN" style:font-style-asian="italic" style:font-name-complex="Spectral1" style:font-family-complex="Spectral" style:font-family-generic-complex="system" style:font-pitch-complex="variable" style:font-size-complex="12pt" style:language-complex="hi" style:country-complex="IN" style:font-style-complex="italic" fo:hyphenate="false" fo:hyphenation-remain-char-count="2" fo:hyphenation-push-char-count="2" loext:hyphenation-no-caps="false"/>
    </style:style>
    <style:style style:name="Heading_20_5" style:display-name="Heading 5" style:family="paragraph" loext:hidden="true" style:hidden="true" style:parent-style-name="Exalted" style:next-style-name="Exalted" style:default-outline-level="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666666" loext:opacity="100%" style:font-name="Arial" fo:font-family="Arial" style:font-family-generic="swiss" style:font-pitch="variable" fo:font-size="11pt" style:letter-kerning="false" style:font-name-asian="Spectral1" style:font-family-asian="Spectral" style:font-family-generic-asian="system" style:font-pitch-asian="variable" style:font-size-asian="11pt" style:language-asian="zh" style:country-asian="CN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_20_6" style:display-name="Heading 6" style:family="paragraph" loext:hidden="true" style:hidden="true" style:parent-style-name="Exalted" style:next-style-name="Exalted" style:default-outline-level="" style:list-style-name="" style:class="text" style:master-page-name="">
      <style:paragraph-properties fo:margin-top="0in" fo:margin-bottom="0.0555in" style:contextual-spacing="false" fo:line-height="100%" fo:text-align="start" style:justify-single-word="false" fo:keep-together="always" fo:orphans="2" fo:widows="2" fo:hyphenation-ladder-count="no-limit" style:page-number="auto" fo:keep-with-next="always" style:punctuation-wrap="simple" style:writing-mode="lr-tb"/>
      <style:text-properties fo:color="#666666" loext:opacity="100%" style:font-name="Arial" fo:font-family="Arial" style:font-family-generic="swiss" style:font-pitch="variable" fo:font-size="11pt" fo:font-style="italic" style:letter-kerning="false" style:font-name-asian="Spectral1" style:font-family-asian="Spectral" style:font-family-generic-asian="system" style:font-pitch-asian="variable" style:font-size-asian="11pt" style:language-asian="zh" style:country-asian="CN" style:font-style-asian="italic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LO-normal" style:family="paragraph" style:default-outline-level="">
      <style:paragraph-properties fo:margin-top="0in" fo:margin-bottom="0.0835in" style:contextual-spacing="false" fo:line-height="100%" fo:text-align="justify" style:justify-single-word="false" fo:orphans="2" fo:widows="2" fo:hyphenation-ladder-count="no-limit" style:punctuation-wrap="simple" style:writing-mode="lr-tb"/>
      <style:text-properties style:use-window-font-color="true" loext:opacity="0%" style:font-name="Spectral" fo:font-family="Spectral" style:font-family-generic="roman" style:font-pitch="variable" fo:font-size="10pt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Exalted" style:next-style-name="Exalted" style:default-outline-level="" style:class="chapter">
      <style:paragraph-properties fo:margin-top="0in" fo:margin-bottom="0.0417in" style:contextual-spacing="false" fo:line-height="100%" fo:text-align="center" style:justify-single-word="false" fo:keep-together="always" fo:keep-with-next="always"/>
      <style:text-properties fo:color="#2a6099" loext:opacity="100%" style:font-name="Envision Roman1" fo:font-family="'Envision Roman'" style:font-family-generic="roman" style:font-pitch="variable" fo:font-size="32pt" style:font-name-asian="Modern Antiqua1" style:font-family-asian="'Modern Antiqua'" style:font-family-generic-asian="system" style:font-pitch-asian="variable" style:font-size-asian="32pt" style:font-name-complex="Modern Antiqua1" style:font-family-complex="'Modern Antiqua'" style:font-family-generic-complex="system" style:font-pitch-complex="variable" style:font-size-complex="32pt"/>
    </style:style>
    <style:style style:name="Subtitle" style:family="paragraph" style:parent-style-name="Exalted" style:next-style-name="Exalte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1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Header_20_and_20_Footer" style:default-outline-level="" style:class="extra"/>
    <style:style style:name="Exalted" style:family="paragraph" style:default-outline-level="" style:master-page-name="">
      <style:paragraph-properties fo:margin-top="0in" fo:margin-bottom="0.0799in" style:contextual-spacing="false" fo:line-height="100%" fo:text-align="start" style:justify-single-word="false" fo:keep-together="always" fo:orphans="0" fo:widows="0" fo:hyphenation-ladder-count="no-limit" style:page-number="auto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0pt" officeooo:rsid="001caae1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Footer" style:family="paragraph" style:parent-style-name="Header_20_and_20_Footer" style:default-outline-level="" style:class="extra"/>
    <style:style style:name="Header_20_left" style:display-name="Header left" style:family="paragraph" style:parent-style-name="Header" style:default-outline-level="" style:class="extra"/>
    <style:style style:name="Table_20_Contents" style:display-name="Table Contents" style:family="paragraph" style:parent-style-name="Table" style:default-outline-level="" style:class="extra">
      <style:paragraph-properties fo:margin-left="0.0402in" fo:margin-right="0.0402in" fo:margin-top="0.0201in" fo:margin-bottom="0.0598in" style:contextual-spacing="true" fo:text-indent="0in" style:auto-text-indent="false" text:number-lines="false" text:line-number="0"/>
    </style:style>
    <style:style style:name="Table" style:family="paragraph" style:parent-style-name="Exalted" style:default-outline-level="" style:class="extra"/>
    <style:style style:name="Table_20_Heading" style:display-name="Table Heading" style:family="paragraph" style:parent-style-name="Table" style:default-outline-level="" style:class="extra">
      <style:paragraph-properties fo:margin-left="0.0201in" fo:margin-right="0.0201in" fo:margin-top="0.0402in" fo:margin-bottom="0.0799in" style:contextual-spacing="false" fo:text-align="center" style:justify-single-word="false" fo:text-indent="0in" style:auto-text-indent="false" text:number-lines="false" text:line-number="0"/>
      <style:text-properties style:font-name="Times New Roman" fo:font-family="'Times New Roman'" style:font-family-generic="roman" style:font-pitch="variable" fo:font-weight="bold" style:font-weight-asian="bold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Endnote" style:family="paragraph" style:parent-style-name="Standard" style:default-outline-level="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extbox_20_Heading" style:display-name="Textbox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odern Antiqua" fo:font-family="'Modern Antiqua'" style:font-family-generic="roman" style:font-pitch="variable" fo:font-size="10pt" fo:font-style="normal" fo:text-shadow="none" style:text-underline-style="none" fo:font-weight="bold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Horizontal_20_Line" style:display-name="Horizontal Line" style:family="paragraph" style:parent-style-name="Standard" style:next-style-name="Text_20_body" style:default-outline-level="" style:class="html">
      <style:paragraph-properties fo:margin-top="0in" fo:margin-bottom="0.1965in" style:contextual-spacing="false" style:border-line-width-bottom="0.0035in 0.0035in 0.0035in" fo:padding="0in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Greater_20_Charm" style:display-name="Greater Charm" style:family="paragraph" style:parent-style-name="Exalted" style:default-outline-level="" style:list-style-name="" style:master-page-name="">
      <style:paragraph-properties fo:margin-top="0in" fo:margin-bottom="0.0799in" style:contextual-spacing="false" fo:line-height="100%" fo:text-align="end" style:justify-single-word="false" fo:orphans="0" fo:widows="0" fo:hyphenation-ladder-count="no-limit" style:page-number="auto" fo:padding-left="0in" fo:padding-right="0in" fo:padding-top="0in" fo:padding-bottom="0.028in" fo:border-left="none" fo:border-right="none" fo:border-top="none" fo:border-bottom="0.99pt solid #333333" style:punctuation-wrap="simple" style:writing-mode="lr-tb">
        <style:tab-stops/>
      </style:paragraph-properties>
      <style:text-properties fo:color="#111111" loext:opacity="100%" style:font-name="Goudy Old Style" fo:font-family="'Goudy Old Style'" style:font-style-name="Bold" style:font-family-generic="roman" style:font-pitch="variable" fo:font-size="18pt" fo:language="en" fo:country="none" style:text-underline-style="none" fo:font-weight="bold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fo:hyphenate="false" fo:hyphenation-remain-char-count="2" fo:hyphenation-push-char-count="2" loext:hyphenation-no-caps="false"/>
    </style:style>
    <style:style style:name="Sidebar_20_Heading" style:display-name="Sidebar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ercury Text G2 Bold" fo:font-family="'Mercury Text G2 Bold'" style:font-style-name="Bold" style:font-family-generic="modern" style:font-pitch="variable" fo:font-size="10pt" fo:font-style="normal" fo:text-shadow="none" style:text-underline-style="none" fo:font-weight="normal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Hyperlink" style:family="paragraph" style:parent-style-name="Exalted" style:list-style-name="Exalt_20_Dot" style:master-page-name="">
      <style:paragraph-properties style:page-number="auto">
        <style:tab-stops/>
      </style:paragraph-properties>
      <style:text-properties fo:color="#2a6099" loext:opacity="100%" style:text-underline-style="solid" style:text-underline-width="auto" style:text-underline-color="font-color"/>
    </style:style>
    <style:style style:name="Sidebar" style:family="paragraph" style:parent-style-name="Exalted">
      <style:paragraph-properties fo:margin-top="0.0598in" fo:margin-bottom="0in" style:contextual-spacing="false" fo:line-height="100%" fo:text-align="start" style:justify-single-word="false" fo:orphans="0" fo:widows="0"/>
    </style:style>
    <style:style style:name="Exalted_20_Example" style:display-name="Exalted Example" style:family="paragraph" style:parent-style-name="Exalted">
      <style:paragraph-properties fo:margin-left="0.1402in" fo:margin-right="0in" fo:text-align="start" style:justify-single-word="false" fo:text-indent="0in" style:auto-text-indent="false"/>
      <style:text-properties fo:font-style="italic" style:font-style-asian="italic"/>
    </style:style>
    <style:style style:name="Heading_20_10" style:display-name="Heading 10" style:family="paragraph" style:parent-style-name="Exalted" style:next-style-name="Text_20_body" style:class="text" style:master-page-name="">
      <style:paragraph-properties fo:margin-top="0.0417in" fo:margin-bottom="0.0417in" style:contextual-spacing="false" fo:text-align="end" style:justify-single-word="false" style:page-number="auto" fo:padding="0.0201in" fo:border-left="none" fo:border-right="none" fo:border-top="none" fo:border-bottom="0.99pt solid #1c4587">
        <style:tab-stops/>
      </style:paragraph-properties>
      <style:text-properties fo:color="#1c4587" loext:opacity="100%" style:font-name="Envision Roman1" fo:font-family="'Envision Roman'" style:font-family-generic="roman" style:font-pitch="variable" fo:font-size="18pt" style:text-underline-style="none" fo:font-weight="normal" officeooo:rsid="001caae1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weight-asian="bold" style:font-name-complex="Modern Antiqua1" style:font-family-complex="'Modern Antiqua'" style:font-family-generic-complex="system" style:font-pitch-complex="variable" style:font-size-complex="18pt" style:language-complex="hi" style:country-complex="IN" style:font-weight-complex="bold"/>
    </style:style>
    <style:style style:name="Heading_20_9" style:display-name="Heading 9" style:family="paragraph" style:parent-style-name="Exalted" style:next-style-name="Text_20_body" style:class="text">
      <style:paragraph-properties fo:margin-left="0.1402in" fo:margin-right="0in" fo:margin-top="0.0417in" fo:margin-bottom="0.0417in" style:contextual-spacing="false" fo:text-indent="0in" style:auto-text-indent="false"/>
      <style:text-properties style:use-window-font-color="true" loext:opacity="0%" style:font-name="Times New Roman" fo:font-family="'Times New Roman'" style:font-family-generic="roman" style:font-pitch="variable" fo:font-size="10pt" fo:font-style="italic" fo:font-weight="normal" officeooo:rsid="001caae1" style:letter-kerning="false" style:font-name-asian="Spectral1" style:font-family-asian="Spectral" style:font-family-generic-asian="system" style:font-pitch-asian="variable" style:font-size-asian="10pt" style:language-asian="zh" style:country-asian="CN" style:font-style-asian="italic" style:font-weight-asian="normal" style:font-name-complex="Spectral1" style:font-family-complex="Spectral" style:font-family-generic-complex="system" style:font-pitch-complex="variable" style:font-size-complex="10pt" style:language-complex="hi" style:country-complex="IN" style:font-weight-complex="normal"/>
    </style:style>
    <style:style style:name="Heading_20_7" style:display-name="Heading 7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Internet_20_link" style:display-name="Internet link" style:family="text">
      <style:text-properties fo:color="#2a6099" loext:opacity="100%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80" loext:opacity="100%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0.8272in" fo:text-indent="-0.1209in" fo:margin-left="0.8272in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Te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Center" style:display-name="Exalted Center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i" style:display-name="Exalted 1ai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_20_Dot" style:display-name="Exalt Dot">
      <text:list-level-style-bullet text:level="1" text:style-name="Bullet_20_Symbols" loext:num-list-format="%1%" text:bullet-char="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1"/>
      </text:list-level-style-bullet>
      <text:list-level-style-bullet text:level="2" text:style-name="Bullet_20_Symbols" loext:num-list-format="%2%" text:bullet-char="°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number text:level="3" text:style-name="Bullet_20_Symbols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" style:display-name="Exalted 1a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in" fo:text-indent="-0.3in" fo:margin-left="0.4in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35in" fo:margin-left="0.75in"/>
        </style:list-level-properties>
        <style:text-properties fo:font-family="OpenSymbol" style:font-charset="x-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charset="x-symbol"/>
      </text:list-level-style-bullet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Center_20_Dot" style:display-name="Exalted Center Dot">
      <text:list-level-style-bullet text:level="1" text:style-name="Bullet_20_Symbols" loext:num-list-format="%1%" text:bullet-char="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" text:bullet-char="°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Exalted.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paragraph-properties fo:text-align="center"/>
      <style:text-properties fo:font-size="10pt" fo:font-weight="bold" style:font-name="Times New Roman" fo:font-family="'Times New Roman'" style:font-size-asian="10pt" style:font-weight-asian="bold" style:font-name-asian="Spectral" style:font-family-asian="Spectral" style:font-family-generic-asian="roman" style:font-size-complex="10pt" style:font-weight-complex="bold" style:font-name-complex="Spectral" style:font-family-complex="Spectral" style:font-family-generic-complex="roman"/>
    </style:style>
    <style:style style:name="Exalted.2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fo:font-size="10pt" style:font-name="Times New Roman" fo:font-family="'Times New Roman'" style:font-size-asian="10pt" style:font-name-asian="Spectral" style:font-family-asian="Spectral" style:font-family-generic-asian="roman" style:font-size-complex="10pt" style:font-name-complex="Spectral" style:font-family-complex="Spectral" style:font-family-generic-complex="roman"/>
    </style:style>
    <style:style style:name="Exalted.3" style:family="table-cell" style:data-style-name="N10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fo:font-size="10pt" style:font-name="Times New Roman" fo:font-family="'Times New Roman'" style:font-size-asian="10pt" style:font-name-asian="Spectral" style:font-family-asian="Spectral" style:font-family-generic-asian="roman" style:font-size-complex="10pt" style:font-name-complex="Spectral" style:font-family-complex="Spectral" style:font-family-generic-complex="roman"/>
    </style:style>
    <style:style style:name="Exalted.4" style:family="table-cell" style:data-style-name="N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fo:font-size="10pt" style:font-name="Times New Roman" fo:font-family="'Times New Roman'" style:font-size-asian="10pt" style:font-name-asian="Spectral" style:font-family-asian="Spectral" style:font-family-generic-asian="roman" style:font-size-complex="10pt" style:font-name-complex="Spectral" style:font-family-complex="Spectral" style:font-family-generic-complex="roman"/>
    </style:style>
    <style:style style:name="Exalted.5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fo:font-size="10pt" style:font-name="Times New Roman" fo:font-family="'Times New Roman'" style:font-size-asian="10pt" style:font-name-asian="Spectral" style:font-family-asian="Spectral" style:font-family-generic-asian="roman" style:font-size-complex="10pt" style:font-name-complex="Spectral" style:font-family-complex="Spectral" style:font-family-generic-complex="roman"/>
    </style:style>
    <style:style style:name="Exalted.6" style:family="table-cell" style:data-style-name="N10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fo:font-size="10pt" style:font-name="Times New Roman" fo:font-family="'Times New Roman'" style:font-size-asian="10pt" style:font-name-asian="Spectral" style:font-family-asian="Spectral" style:font-family-generic-asian="roman" style:font-size-complex="10pt" style:font-name-complex="Spectral" style:font-family-complex="Spectral" style:font-family-generic-complex="roman"/>
    </style:style>
    <style:style style:name="Exalted.7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fo:font-size="10pt" style:font-name="Times New Roman" fo:font-family="'Times New Roman'" style:font-size-asian="10pt" style:font-name-asian="Spectral" style:font-family-asian="Spectral" style:font-family-generic-asian="roman" style:font-size-complex="10pt" style:font-name-complex="Spectral" style:font-family-complex="Spectral" style:font-family-generic-complex="roman"/>
    </style:style>
    <style:style style:name="Exalted.8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fo:font-size="10pt" style:font-name="Times New Roman" fo:font-family="'Times New Roman'" style:font-size-asian="10pt" style:font-name-asian="Spectral" style:font-family-asian="Spectral" style:font-family-generic-asian="roman" style:font-size-complex="10pt" style:font-name-complex="Spectral" style:font-family-complex="Spectral" style:font-family-generic-complex="roman"/>
    </style:style>
    <style:style style:name="Exalted.9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fo:font-size="10pt" style:font-name="Times New Roman" fo:font-family="'Times New Roman'" style:font-size-asian="10pt" style:font-name-asian="Spectral" style:font-family-asian="Spectral" style:font-family-generic-asian="roman" style:font-size-complex="10pt" style:font-name-complex="Spectral" style:font-family-complex="Spectral" style:font-family-generic-complex="roman"/>
    </style:style>
    <style:style style:name="Exalted.10" style:family="table-cell" style:data-style-name="N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fo:font-size="10pt" style:font-name="Times New Roman" fo:font-family="'Times New Roman'" style:font-size-asian="10pt" style:font-name-asian="Spectral" style:font-family-asian="Spectral" style:font-family-generic-asian="roman" style:font-size-complex="10pt" style:font-name-complex="Spectral" style:font-family-complex="Spectral" style:font-family-generic-complex="roman"/>
    </style:style>
    <style:style style:name="Exalted.1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paragraph-properties fo:text-align="center"/>
      <style:text-properties fo:font-size="10pt" fo:font-weight="bold" style:font-name="Times New Roman" fo:font-family="'Times New Roman'" style:font-size-asian="10pt" style:font-weight-asian="bold" style:font-name-asian="Spectral" style:font-family-asian="Spectral" style:font-family-generic-asian="roman" style:font-size-complex="10pt" style:font-weight-complex="bold" style:font-name-complex="Spectral" style:font-family-complex="Spectral" style:font-family-generic-complex="roman"/>
    </style:style>
    <style:style style:name="Exalted.12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paragraph-properties fo:text-align="center"/>
      <style:text-properties fo:font-size="10pt" fo:font-weight="bold" style:font-name="Times New Roman" fo:font-family="'Times New Roman'" style:font-size-asian="10pt" style:font-weight-asian="bold" style:font-name-asian="Spectral" style:font-family-asian="Spectral" style:font-family-generic-asian="roman" style:font-size-complex="10pt" style:font-weight-complex="bold" style:font-name-complex="Spectral" style:font-family-complex="Spectral" style:font-family-generic-complex="roman"/>
    </style:style>
    <style:style style:name="Exalted.13" style:family="table-cell" style:data-style-name="N10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fo:font-size="10pt" style:font-name="Times New Roman" fo:font-family="'Times New Roman'" style:font-size-asian="10pt" style:font-name-asian="Spectral" style:font-family-asian="Spectral" style:font-family-generic-asian="roman" style:font-size-complex="10pt" style:font-name-complex="Spectral" style:font-family-complex="Spectral" style:font-family-generic-complex="roman"/>
    </style:style>
    <style:style style:name="Exalted.14" style:family="table-cell" style:data-style-name="N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fo:font-size="10pt" style:font-name="Times New Roman" fo:font-family="'Times New Roman'" style:font-size-asian="10pt" style:font-name-asian="Spectral" style:font-family-asian="Spectral" style:font-family-generic-asian="roman" style:font-size-complex="10pt" style:font-name-complex="Spectral" style:font-family-complex="Spectral" style:font-family-generic-complex="roman"/>
    </style:style>
    <style:style style:name="Exalted.15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paragraph-properties fo:text-align="center"/>
      <style:text-properties fo:font-size="10pt" fo:font-weight="bold" style:font-name="Times New Roman" fo:font-family="'Times New Roman'" style:font-size-asian="10pt" style:font-weight-asian="bold" style:font-name-asian="Spectral" style:font-family-asian="Spectral" style:font-family-generic-asian="roman" style:font-size-complex="10pt" style:font-weight-complex="bold" style:font-name-complex="Spectral" style:font-family-complex="Spectral" style:font-family-generic-complex="roman"/>
    </style:style>
    <style:style style:name="Exalted.16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fo:font-size="10pt" style:font-name="Times New Roman" fo:font-family="'Times New Roman'" style:font-size-asian="10pt" style:font-name-asian="Spectral" style:font-family-asian="Spectral" style:font-family-generic-asian="roman" style:font-size-complex="10pt" style:font-name-complex="Spectral" style:font-family-complex="Spectral" style:font-family-generic-complex="roman"/>
    </style:style>
    <table:table-template table:name="Exalted" table:first-row-end-column="row" table:first-row-start-column="row" table:last-row-end-column="row" table:last-row-start-column="row">
      <table:first-row table:style-name="Exalted.1"/>
      <table:last-row table:style-name="Exalted.2"/>
      <table:first-column table:style-name="Exalted.3"/>
      <table:last-column table:style-name="Exalted.4"/>
      <table:body table:style-name="Exalted.9"/>
      <table:even-rows table:style-name="Exalted.5"/>
      <table:odd-rows table:style-name="Exalted.6"/>
      <table:even-columns table:style-name="Exalted.7"/>
      <table:odd-columns table:style-name="Exalted.8"/>
      <table:background table:style-name="Exalted.10"/>
      <loext:first-row-even-column table:style-name="Exalted.15"/>
      <loext:last-row-even-column table:style-name="Exalted.16"/>
      <loext:first-row-end-column table:style-name="Exalted.12"/>
      <loext:first-row-start-column table:style-name="Exalted.11"/>
      <loext:last-row-end-column table:style-name="Exalted.14"/>
      <loext:last-row-start-column table:style-name="Exalted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  <style:text-properties fo:language="en" fo:country="US"/>
    </style:style>
    <style:style style:name="MP2" style:family="paragraph" style:parent-style-name="Exalted">
      <style:paragraph-properties fo:margin-top="0in" fo:margin-bottom="0.1in" style:contextual-spacing="false" fo:text-align="end" style:justify-single-word="false"/>
      <style:text-properties fo:language="en" fo:country="US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398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header>
        <text:p text:style-name="MP1"/>
      </style:header>
      <style:header-left>
        <text:p text:style-name="Exalted"/>
      </style:header-left>
      <style:footer>
        <text:p text:style-name="MP2"><text:page-number text:select-page="current">1</text:page-number></text:p>
      </style:footer>
      <style:footer-left>
        <text:p text:style-name="MP1"><text:page-number text:select-page="current">2</text:page-number></text:p>
      </style:footer-left>
    </style:master-page>
    <style:master-page style:name="First_20_Page" style:display-name="First Page" style:page-layout-name="Mpm2" draw:style-name="Mdp1" style:next-style-name="Standard">
      <style:footer>
        <text:p text:style-name="MP2"/>
      </style:footer>
    </style:master-page>
    <style:master-page style:name="Converted1" style:page-layout-name="Mpm3" draw:style-name="Mdp1">
      <style:header>
        <text:p text:style-name="MP1"/>
      </style:header>
      <style:header-left>
        <text:p text:style-name="MP1"/>
      </style:header-left>
      <style:footer>
        <text:p text:style-name="MP2"><text:page-number text:select-page="current">0</text:page-number></text:p>
      </style:footer>
      <style:footer-left>
        <text:p text:style-name="MP1"><text:page-number text:select-page="current">0</text:page-number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1-12-25T08:26:53.589000000</dc:date>
    <meta:editing-cycles>510</meta:editing-cycles>
    <meta:editing-duration>P1DT23H27M10S</meta:editing-duration>
    <meta:generator>LibreOffice/7.2.4.1$Windows_X86_64 LibreOffice_project/27d75539669ac387bb498e35313b970b7fe9c4f9</meta:generator>
    <meta:document-statistic meta:table-count="3" meta:image-count="0" meta:object-count="0" meta:page-count="1" meta:paragraph-count="165" meta:word-count="447" meta:character-count="2057" meta:non-whitespace-character-count="1775"/>
  </office:meta>
</office:document-meta>
</file>